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C470000045FC75A7338291D7D4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OpenSymbol" svg:font-family="OpenSymbol" style:font-family-generic="system"/>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Light" svg:font-family="'DejaVu Sans Light'"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11.001cm" style:type="center"/>
          <style:tab-stop style:position="19.002cm" style:type="right"/>
        </style:tab-stops>
      </style:paragraph-properties>
    </style:style>
    <style:style style:name="P2" style:family="paragraph" style:parent-style-name="Footer">
      <style:paragraph-properties>
        <style:tab-stops>
          <style:tab-stop style:position="4.763cm"/>
          <style:tab-stop style:position="8.89cm"/>
          <style:tab-stop style:position="13.018cm"/>
        </style:tab-stops>
      </style:paragraph-properties>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ab-stops>
          <style:tab-stop style:position="0cm" style:leader-style="dotted" style:leader-text="."/>
        </style:tab-stops>
      </style:paragraph-properties>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0pt" style:font-size-asian="10pt" style:font-size-complex="10pt"/>
    </style:style>
    <style:style style:name="P7" style:family="paragraph" style:parent-style-name="Standard">
      <style:paragraph-properties fo:text-align="start" style:justify-single-word="false">
        <style:tab-stops>
          <style:tab-stop style:position="0cm" style:leader-style="dotted" style:leader-text="."/>
        </style:tab-stops>
      </style:paragraph-properties>
      <style:text-properties fo:font-size="10pt" style:font-size-asian="10pt" style:font-size-complex="10pt"/>
    </style:style>
    <style:style style:name="P8" style:family="paragraph" style:parent-style-name="Standard">
      <style:text-properties officeooo:paragraph-rsid="001a37f8"/>
    </style:style>
    <style:style style:name="P9" style:family="paragraph" style:parent-style-name="Heading_20_10">
      <style:text-properties style:font-name="Liberation Sans" fo:font-size="10pt" style:font-size-asian="10pt" style:font-size-complex="10pt"/>
    </style:style>
    <style:style style:name="P10" style:family="paragraph" style:parent-style-name="Standard">
      <style:paragraph-properties fo:margin-left="0cm" fo:margin-right="0cm" fo:text-indent="-0.026cm" style:auto-text-indent="false"/>
    </style:style>
    <style:style style:name="P11" style:family="paragraph" style:parent-style-name="Standard" style:list-style-name="L1"/>
    <style:style style:name="P12" style:family="paragraph" style:parent-style-name="Standard" style:list-style-name="L1">
      <style:text-properties officeooo:paragraph-rsid="001a37f8"/>
    </style:style>
    <style:style style:name="P13" style:family="paragraph" style:parent-style-name="Standard" style:list-style-name="L2">
      <style:text-properties officeooo:paragraph-rsid="001a37f8"/>
    </style:style>
    <style:style style:name="P14" style:family="paragraph" style:parent-style-name="Standard" style:list-style-name="L2">
      <style:text-properties fo:font-size="10pt" officeooo:paragraph-rsid="001a37f8" style:font-size-asian="10pt" style:font-size-complex="10pt"/>
    </style:style>
    <style:style style:name="P15" style:family="paragraph" style:parent-style-name="Standard">
      <style:text-properties officeooo:paragraph-rsid="00204f2c"/>
    </style:style>
    <style:style style:name="P16" style:family="paragraph" style:parent-style-name="Heading" style:master-page-name="MP0">
      <style:paragraph-properties fo:text-align="center" style:justify-single-word="false" style:page-number="auto" fo:break-before="page"/>
    </style:style>
    <style:style style:name="T1" style:family="text">
      <style:text-properties style:language-asian="cs" style:country-asian="CZ"/>
    </style:style>
    <style:style style:name="T2" style:family="text">
      <style:text-properties style:font-name-complex="Arial"/>
    </style:style>
    <style:style style:name="T3" style:family="text">
      <style:text-properties style:font-name="Liberation Mono" fo:font-size="9.5pt" style:font-size-asian="9.5pt" style:font-name-complex="Arial" style:font-size-complex="9.5pt"/>
    </style:style>
    <style:style style:name="T4" style:family="text">
      <style:text-properties style:font-name-asian="Liberation Sans" style:font-name-complex="Liberation Sans"/>
    </style:style>
    <style:style style:name="T5" style:family="text">
      <style:text-properties fo:font-size="10pt" style:font-size-asian="10pt" style:font-size-complex="10pt"/>
    </style:style>
    <style:style style:name="T6" style:family="text">
      <style:text-properties fo:font-size="10pt" officeooo:rsid="00153ee6" style:font-size-asian="10pt" style:font-size-complex="10pt"/>
    </style:style>
    <style:style style:name="T7" style:family="text">
      <style:text-properties fo:font-size="10pt" officeooo:rsid="0016cde4" style:font-size-asian="10pt" style:font-size-complex="10pt"/>
    </style:style>
    <style:style style:name="T8" style:family="text">
      <style:text-properties fo:font-size="10pt" officeooo:rsid="00185777" style:font-size-asian="10pt" style:font-size-complex="10pt"/>
    </style:style>
    <style:style style:name="T9" style:family="text">
      <style:text-properties fo:font-size="10pt" officeooo:rsid="00203122" style:font-size-asian="10pt" style:font-size-complex="10pt"/>
    </style:style>
    <style:style style:name="T10" style:family="text">
      <style:text-properties fo:font-size="10pt" officeooo:rsid="00204f2c" style:font-size-asian="10pt" style:font-size-complex="10pt"/>
    </style:style>
    <style:style style:name="T11" style:family="text">
      <style:text-properties fo:font-size="10pt" officeooo:rsid="0020c928" style:font-size-asian="10pt" style:font-size-complex="10pt"/>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officeooo:rsid="0016cde4"/>
    </style:style>
    <style:style style:name="T14" style:family="text">
      <style:text-properties officeooo:rsid="00185777"/>
    </style:style>
    <style:style style:name="T15" style:family="text">
      <style:text-properties officeooo:rsid="00203122"/>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647cm" fo:margin-right="-0.681cm" style:editable="false">
        <style:columns fo:column-count="2">
          <style:column style:rel-width="4907*" fo:start-indent="0cm" fo:end-indent="0.316cm"/>
          <style:column style:rel-width="4918*" fo:start-indent="0.316cm" fo:end-indent="0cm"/>
        </style:columns>
      </style:section-properties>
    </style:style>
    <text:list-style style:name="L1">
      <text:list-level-style-number text:level="1" style:num-suffix=") "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ohoda o ochraně důvěrných informací (NDA)</text:p>
      <text:section text:style-name="Sect1" text:name="Sect1">
        <text:p text:style-name="P3"><text:span text:style-name="Strong_20_Emphasis"><text:span text:style-name="T5">Majitelka</text:span></text:span><text:span text:style-name="Standardní_20_písmo_20_odstavce"><text:span text:style-name="T5"> <text:tab/>Česká pirátská strana, <text:line-break/>se sídlem Řehořova 943/19, Praha 3,</text:span></text:span></text:p>
        <text:p text:style-name="P3"><text:span text:style-name="Standardní_20_písmo_20_odstavce"><text:span text:style-name="T5">e-mail: </text:span></text:span><text:a xlink:type="simple" xlink:href="mailto:info@pirati.cz" office:target-frame-name="_top" xlink:show="replace" text:style-name="Internet_20_link" text:visited-style-name="Visited_20_Internet_20_Link"><text:span text:style-name="Standardní_20_písmo_20_odstavce"><text:span text:style-name="T5">info@pirati.cz</text:span></text:span></text:a><text:span text:style-name="Standardní_20_písmo_20_odstavce"><text:span text:style-name="T5">, <text:s/></text:span></text:span></text:p>
        <text:p text:style-name="P6">a</text:p>
        <text:p text:style-name="P4"><text:span text:style-name="Strong_20_Emphasis"><text:span text:style-name="T5">správce</text:span></text:span><text:span text:style-name="Standardní_20_písmo_20_odstavce"><text:span text:style-name="T5"> </text:span></text:span></text:p>
        <text:p text:style-name="P7">nar. <text:line-break/>trvale bytem </text:p>
        <text:p text:style-name="P7">e-mail: </text:p>
        <text:p text:style-name="P5"/>
        <text:p text:style-name="P6">uzavírají následující dohodu:</text:p>
        <text:p text:style-name="P9">Základní ustanovení</text:p>
        <text:p text:style-name="P10"><text:span text:style-name="Standardní_20_písmo_20_odstavce"><text:span text:style-name="T5">Správce vykonává u majitelky funkci člena </text:span></text:span><text:span text:style-name="Standardní_20_písmo_20_odstavce"><text:span text:style-name="T9">technického</text:span></text:span><text:span text:style-name="Standardní_20_písmo_20_odstavce"><text:span text:style-name="T5"> odboru. Výkon této funkce spočívá též v přístupu k </text:span></text:span><text:span text:style-name="Standardní_20_písmo_20_odstavce"><text:span text:style-name="T6">systémům strany </text:span></text:span><text:span text:style-name="Standardní_20_písmo_20_odstavce"><text:span text:style-name="T7">a systémům třetích stran (dále systémy)</text:span></text:span><text:span text:style-name="Standardní_20_písmo_20_odstavce"><text:span text:style-name="T5">, na n</text:span></text:span><text:span text:style-name="Standardní_20_písmo_20_odstavce"><text:span text:style-name="T6">ichž</text:span></text:span><text:span text:style-name="Standardní_20_písmo_20_odstavce"><text:span text:style-name="T5"> jsou zaznamenány důvěrné informace. Touto smlouvou si smluvní strany ujednávají podmínky výkonu této funkce.</text:span></text:span></text:p>
        <text:p text:style-name="P9">Povinnosti správce</text:p>
        <text:p text:style-name="P5">Správce se touto dohodou zavazuje</text:p>
        <text:list xml:id="list585217991" text:style-name="L1">
          <text:list-item>
            <text:p text:style-name="P12"><text:span text:style-name="Standardní_20_písmo_20_odstavce"><text:span text:style-name="T5">zachovávat mlčenlivost o všech důvěrných informacích, k nimž získal přístup v souvislosti </text:span></text:span><text:span text:style-name="Standardní_20_písmo_20_odstavce"><text:span text:style-name="T6">s přístupem k systémům</text:span></text:span><text:span text:style-name="Standardní_20_písmo_20_odstavce"><text:span text:style-name="T5"> podle této smlouvy,</text:span></text:span></text:p>
          </text:list-item>
          <text:list-item>
            <text:p text:style-name="P11"><text:span text:style-name="Standardní_20_písmo_20_odstavce"><text:span text:style-name="T5">vynaložit veškeré úsilí, které lze spravedlivě požadovat, aby zamezil přístup k důvěrným informacím jakékoliv třetí osobě, která k tomu nemá souhlas majitelky, zejména je povinen změnit si po prvním přístupu heslo, umisťovat kopie dat s důvěrnými informacemi jen na taková zařízení, která eviduje a která jsou pod jeho výlučnou kontrolou, používat zabezpečené připojení a jiné postupy a metody, které jsou obvyklé při ukládání a přenášení důvěrných informací,</text:span></text:span></text:p>
          </text:list-item>
          <text:list-item>
            <text:p text:style-name="P11"><text:span text:style-name="Standardní_20_písmo_20_odstavce"><text:span text:style-name="T5">přistupovat k důvěrným informacím a využívat je pouze pro splnění svých povinností vyplývající z funkce, zejména nevyužít žádnou důvěrnou informaci majitelky pro svou osobní potřebu ani pro potřebu vlastního podnikání ani potřebu jakékoliv třetí osoby,</text:span></text:span></text:p>
          </text:list-item>
        </text:list>
        <text:p text:style-name="P5"/>
        <text:p text:style-name="Standard"><text:span text:style-name="Standardní_20_písmo_20_odstavce"><text:span text:style-name="T5">Správce rovněž výslovně souhlasí s tím, že při správě zařízení bude dodržovat vnitřní předpisy majitelky. Povinnosti správce týkající se důvěrných informací trvají po dobu, po kterou trvá jejich důvěrná povaha podle této dohody, nejméně však po dobu 10 let od ukončení funkce.</text:span></text:span></text:p>
        <text:p text:style-name="P9">Důvěrné informace</text:p>
        <text:p text:style-name="Standard"><text:span text:style-name="Standardní_20_písmo_20_odstavce"><text:span text:style-name="T5">Důvěrnými informace ve smyslu této smlouvy jsou informace, se kterými se správce seznámil při výkonu své funkce, u kterých má majitelka oprávněný zájem na tom, aby nebyly zpřístupněny třetím osobám. Jde zejména o</text:span></text:span></text:p>
        <text:list xml:id="list1061470093" text:style-name="L2">
          <text:list-item>
            <text:p text:style-name="P14">informace označené za důvěrné,</text:p>
          </text:list-item>
          <text:list-item>
            <text:p text:style-name="P14"><text:span text:style-name="Standardní_20_písmo_20_odstavce">přístupové údaje, hesla a jiné informace používané ke správě zařízení,</text:span></text:p>
          </text:list-item>
          <text:list-item>
            <text:p text:style-name="P14"><text:span text:style-name="Standardní_20_písmo_20_odstavce">osobní údaje a jiné informace uživatelů uložené na spravovan</text:span><text:span text:style-name="Standardní_20_písmo_20_odstavce"><text:span text:style-name="T13">ých systémech</text:span></text:span><text:span text:style-name="Standardní_20_písmo_20_odstavce">,</text:span></text:p>
          </text:list-item>
          <text:list-item>
            <text:p text:style-name="P13"><text:span text:style-name="Standardní_20_písmo_20_odstavce"><text:span text:style-name="T5">informace, o kterých správce může vzhledem k jejich povaze při vynaložení veškerého úsilí, které lze spravedlivě požadovat, že na jejich utajení má majitelka oprávněný zájem.</text:span></text:span></text:p>
          </text:list-item>
        </text:list>
        <text:p text:style-name="P8"/>
        <text:p text:style-name="P5"/>
        <text:p text:style-name="Standard"><text:span text:style-name="Standardní_20_písmo_20_odstavce"><text:span text:style-name="T5">Důvěrné informace může správce užívat nad rámec této dohody pouze na základě předchozího písemného souhlasu majitelky. Správce bere na vědomí, že porušování tajemství dopravovaných zpráv, neoprávněný přístup k počítačovému systému, poškození záznamu v počítačovém systému se trestají podle trestního zákoníku.</text:span></text:span></text:p>
        <text:p text:style-name="P9">Spravované <text:span text:style-name="T14">systémy</text:span></text:p>
        <text:p text:style-name="Standard"><text:span text:style-name="Standardní_20_písmo_20_odstavce"><text:span text:style-name="T7">Systémy</text:span></text:span><text:span text:style-name="Standardní_20_písmo_20_odstavce"><text:span text:style-name="T5">, kter</text:span></text:span><text:span text:style-name="Standardní_20_písmo_20_odstavce"><text:span text:style-name="T7">ých</text:span></text:span><text:span text:style-name="Standardní_20_písmo_20_odstavce"><text:span text:style-name="T5"> se týká tato dohoda, j</text:span></text:span><text:span text:style-name="Standardní_20_písmo_20_odstavce"><text:span text:style-name="T7">sou</text:span></text:span><text:span text:style-name="Standardní_20_písmo_20_odstavce"><text:span text:style-name="T5"> </text:span></text:span><text:span text:style-name="Standardní_20_písmo_20_odstavce"><text:span text:style-name="T7">účty</text:span></text:span><text:span text:style-name="Standardní_20_písmo_20_odstavce"><text:span text:style-name="T5"> majitelky. Správce výslovně prohlašuje, že je ke správě takového zařízení odborně způsobilý.</text:span></text:span></text:p>
        <text:p text:style-name="P9">Odpovědnost správce</text:p>
        <text:p text:style-name="Standard"><text:span text:style-name="Standardní_20_písmo_20_odstavce"><text:span text:style-name="T5">Správce nahradí majitelce škodu, která vznikne jeho úkony. Správce nese odpovědnost za škodu způsobenou porušením nebo zanedbáním povinností podle této dohody bez ohledu na zavinění.</text:span></text:span></text:p>
        <text:p text:style-name="P9">Bezúplatnost</text:p>
        <text:p text:style-name="Standard"><text:span text:style-name="Standardní_20_písmo_20_odstavce"><text:span text:style-name="T5">Správce se zavazuje k bezúplatné správě podle této dohody a zavazuje se, že žádná plnění v souvislosti s touto dohodou nebude přímo či nepřímo požadovat. Toto ujednání odpovídá nevýdělečné povaze majitelky. Tím není dotčena pravomoc příslušných orgánů majitelky určit, že za výkon funkce náleží správci odměna.</text:span></text:span></text:p>
        <text:p text:style-name="P9"><text:soft-page-break/>Následky neplatnosti</text:p>
        <text:p text:style-name="Standard"><text:span text:style-name="Standardní_20_písmo_20_odstavce"><text:span text:style-name="T5">Pokud by se v důsledku změny právních předpisů nebo z jiných důvodů stala některá ujednání této dohody byť částečně neplatnými nebo neúčinnými, smluvní strany prohlašují, že dohoda je ve zbývajícím rozsahu platná a účinná, neodporuje-li to jejímu účelu nebo nejedná-li <text:s/>se o usta­novení, která oddělit nelze. Zavazují se nahradit takové neplatné nebo neúčinné ustanovení ustanovením novým, které se bude svým účelem a obsahem co nejvíce podobat původnímu neplatnému nebo neúčinnému ustanovení.</text:span></text:span></text:p>
        <text:p text:style-name="P9">Rozhodčí doložka</text:p>
        <text:p text:style-name="Standard"><text:span text:style-name="Strong_20_Emphasis"><text:span text:style-name="T12">Všechny spory, které vzniknou z této smlouvy anebo v souvislosti s ní, budou rozhodovány s vyloučením pravomoci obecných soudů s konečnou platností v rozhodčím řízení u Rozhod­čího soudu při Hospodářské komoře České republiky a Agrární komoře České republiky v Praze podle jeho Řádu on-line jediným rozhodcem určeným předsedou Rozhodčího soudu při Hospodářské komoře České republiky a Agrární komoře České republiky.</text:span></text:span><text:span text:style-name="Standardní_20_písmo_20_odstavce"><text:span text:style-name="T5"> </text:span></text:span><text:span text:style-name="Strong_20_Emphasis"><text:span text:style-name="T12">Strany pro toto řízení volí e-mailové adresy pro vedení řízení on-line uvedené v hlavičce této dohody.</text:span></text:span></text:p>
        <text:p text:style-name="P9">Výpověď</text:p>
        <text:p text:style-name="P15"><text:span text:style-name="Standardní_20_písmo_20_odstavce"><text:span text:style-name="T5">Správce může tuto dohodu vypovědět. V takovém případě nadále trvá jeho povinnost týkající se dů</text:span></text:span><text:span text:style-name="Standardní_20_písmo_20_odstavce"><text:span text:style-name="T10">-</text:span></text:span></text:p>
        <text:p text:style-name="P15"><text:span text:style-name="Standardní_20_písmo_20_odstavce"><text:span text:style-name="T5"/></text:span></text:p>
        <text:p text:style-name="P15"><text:span text:style-name="Standardní_20_písmo_20_odstavce"><text:span text:style-name="T5">věrných informací, k nimž získal přístup, a odpovědnostní vztahy podle této dohody. Majitelka může tuto dohodu vypovědět, pokud správce pozbude své funkce.</text:span></text:span></text:p>
        <text:p text:style-name="P5"/>
        <text:p text:style-name="Standard"><text:span text:style-name="Standardní_20_písmo_20_odstavce"><text:span text:style-name="T5">Výpověď smluvní strany nabývá účinnosti doručením druhé smluvní straně; po výpovědi je správce povinen předat nosiče důvěrných informací majitelce a majitelka je povinna deaktivovat jeho účet pro přístup ke spravovanému </text:span></text:span><text:span text:style-name="Standardní_20_písmo_20_odstavce"><text:span text:style-name="T8">systému</text:span></text:span><text:span text:style-name="Standardní_20_písmo_20_odstavce"><text:span text:style-name="T5">.</text:span></text:span></text:p>
        <text:p text:style-name="P9">Závěrečná ustanovení</text:p>
        <text:p text:style-name="Standard"><text:span text:style-name="Standardní_20_písmo_20_odstavce"><text:span text:style-name="T5">Dohoda se podepisuje ve dvou vyhotoveních, z nichž každá strana obdrží po jednom. Správce souhlasí s tím, aby majitelka kopii této dohody zveřejnila. Změna této dohody se připouští jen ve formě písemných číslovaných dodatků; za majitelku je podepisuje předseda strany nebo pověřený místopředseda. Strany se ujišťují, že tuto dohodu uzavřely podle své svobodné vůle.</text:span></text:span></text:p>
        <text:p text:style-name="P5"/>
        <text:p text:style-name="P5">V Praze <text:s/>dne <text:span text:style-name="T15">02. 07. 2014.</text:span></text:p>
        <text:p text:style-name="P5"/>
        <text:p text:style-name="P5"/>
        <text:p text:style-name="P5"/>
        <text:p text:style-name="Standard"><text:span text:style-name="Standardní_20_písmo_20_odstavce"><text:span text:style-name="T5">…………</text:span></text:span><text:span text:style-name="Standardní_20_písmo_20_odstavce"><text:span text:style-name="T11">vzor</text:span></text:span><text:span text:style-name="Standardní_20_písmo_20_odstavce"><text:span text:style-name="T5">……... ……………</text:span></text:span><text:span text:style-name="Standardní_20_písmo_20_odstavce"><text:span text:style-name="T11">vzor</text:span></text:span><text:span text:style-name="Standardní_20_písmo_20_odstavce"><text:span text:style-name="T5">………<text:line-break/><text:tab/></text:span></text:span><text:span text:style-name="Standardní_20_písmo_20_odstavce"><text:span text:style-name="T10"> </text:span></text:span><text:span text:style-name="Standardní_20_písmo_20_odstavce"><text:span text:style-name="T5">Majitelka<text:tab/><text:tab/><text:tab/></text:span></text:span><text:span text:style-name="Standardní_20_písmo_20_odstavce"><text:span text:style-name="T10"> </text:span></text:span><text:span text:style-name="Standardní_20_písmo_20_odstavce"><text:span text:style-name="T5">Správce</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OpenSymbol" svg:font-family="OpenSymbol" style:font-family-generic="system"/>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Light" svg:font-family="'DejaVu Sans Light'"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cs" fo:country="CZ" fo:font-style="normal" style:text-underline-style="none" fo:font-weight="normal" style:letter-kerning="true" style:font-name-asian="DejaVu Sans Ligh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cs" fo:country="CZ" fo:font-style="normal" style:text-underline-style="none" fo:font-weight="normal" style:letter-kerning="true" fo:background-color="transparent" style:font-name-asian="DejaVu Sans Ligh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properties fo:color="#333333" style:font-name="Liberation Sans" fo:font-family="'Liberation Sans'"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style:style>
    <style:style style:name="Heading" style:family="paragraph" style:parent-style-name="Standard" style:next-style-name="Text_20_body" style:class="text">
      <style:paragraph-properties fo:margin-top="1cm" fo:margin-bottom="1cm" loext:contextual-spacing="false" fo:hyphenation-ladder-count="no-limit" fo:keep-with-next="always"/>
      <style:text-properties style:font-name="Arial" fo:font-family="Arial" style:font-family-generic="swiss" style:font-pitch="variable" fo:font-size="14pt" style:font-name-asian="DejaVu Sans Light" style:font-family-asian="'DejaVu Sans Light'" style:font-family-generic-asian="system" style:font-pitch-asian="variable" style:font-size-asian="14pt" style:font-name-complex="FreeSans" style:font-family-complex="FreeSans" style:font-family-generic-complex="swiss" style:font-size-complex="14pt" fo:hyphenate="true"/>
    </style:style>
    <style:style style:name="Text_20_body" style:display-name="Text body" style:family="paragraph" style:parent-style-name="Standard" style:class="text">
      <style:paragraph-properties fo:margin-top="0.499cm" fo:margin-bottom="0.499cm" loext:contextual-spacing="false" fo:hyphenation-ladder-count="no-limit" style:text-autospace="none" style:punctuation-wrap="simple">
        <style:tab-stops>
          <style:tab-stop style:position="6.251cm"/>
          <style:tab-stop style:position="10.252cm"/>
          <style:tab-stop style:position="14.002cm"/>
        </style:tab-stops>
      </style:paragraph-properties>
      <style:text-properties fo:hyphenate="true"/>
    </style:style>
    <style:style style:name="Heading_20_1" style:display-name="Heading 1" style:family="paragraph" style:parent-style-name="Standard" style:next-style-name="Standard" style:default-outline-level="1" style:class="text">
      <style:paragraph-properties fo:hyphenation-ladder-count="no-limit" fo:keep-with-next="always" style:text-autospace="none" style:punctuation-wrap="simple">
        <style:tab-stops>
          <style:tab-stop style:position="6.251cm"/>
          <style:tab-stop style:position="10.252cm"/>
          <style:tab-stop style:position="14.002cm"/>
        </style:tab-stops>
      </style:paragraph-properties>
      <style:text-properties fo:font-weight="bold" style:font-weight-asian="bold" style:font-weight-complex="bold" fo:hyphenate="tru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tru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true"/>
    </style:style>
    <style:style style:name="Normální"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wiss" fo:hyphenate="true"/>
    </style:style>
    <style:style style:name="Titulek"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FreeSans" style:font-family-complex="FreeSans" style:font-family-generic-complex="swiss" style:font-style-complex="italic" fo:hyphenate="tru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wiss" fo:hyphenate="true"/>
    </style:style>
    <style:style style:name="Header" style:family="paragraph" style:parent-style-name="Standard" style:class="extra">
      <style:paragraph-properties fo:margin-left="3cm" fo:margin-right="0cm" fo:hyphenation-ladder-count="no-limit" fo:text-indent="0cm" style:auto-text-indent="false" style:text-autospace="none" style:punctuation-wrap="simple">
        <style:tab-stops>
          <style:tab-stop style:position="8.001cm" style:type="center"/>
          <style:tab-stop style:position="16.002cm" style:type="right"/>
        </style:tab-stops>
      </style:paragraph-properties>
      <style:text-properties fo:font-size="10pt" style:font-size-asian="10pt" style:font-size-complex="10pt" fo:hyphenate="true"/>
    </style:style>
    <style:style style:name="Footer" style:family="paragraph" style:parent-style-name="Standard" style:class="extra">
      <style:paragraph-properties fo:text-align="center" style:justify-single-word="false" fo:hyphenation-ladder-count="no-limit" style:text-autospace="none" style:punctuation-wrap="simple">
        <style:tab-stops>
          <style:tab-stop style:position="8.001cm" style:type="center"/>
          <style:tab-stop style:position="16.002cm" style:type="right"/>
        </style:tab-stops>
      </style:paragraph-properties>
      <style:text-properties fo:color="#666666" fo:font-size="10pt" style:font-size-asian="10pt" style:font-size-complex="10pt"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List_20_Heading" style:display-name="List Heading" style:family="paragraph" style:parent-style-name="Standard" style:next-style-name="List_20_Contents" style:class="html">
      <style:paragraph-properties fo:hyphenation-ladder-count="no-limit"/>
      <style:text-properties fo:hyphenate="tru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tru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hyphenation-ladder-count="no-limit" fo:text-indent="0cm" style:auto-text-indent="false">
        <style:tab-stops/>
      </style:paragraph-properties>
      <style:text-properties fo:hyphenate="true"/>
    </style:style>
    <style:style style:name="Heading_20_10" style:display-name="Heading 10" style:family="paragraph" style:parent-style-name="Heading" style:next-style-name="Text_20_body" style:class="text">
      <style:paragraph-properties fo:margin-top="0.7cm" fo:margin-bottom="0.3cm" loext:contextual-spacing="false" fo:hyphenation-ladder-count="no-limit"/>
      <style:text-properties fo:font-size="11pt" fo:font-weight="bold" style:font-size-asian="11pt" style:font-weight-asian="bold" fo:hyphenate="true"/>
    </style:style>
    <style:style style:name="Numbering_20_1" style:display-name="Numbering 1" style:family="paragraph" style:parent-style-name="List" style:class="list">
      <style:paragraph-properties fo:margin-left="0.635cm" fo:margin-right="0cm" fo:margin-top="0cm" fo:margin-bottom="0.212cm" loext:contextual-spacing="false" fo:hyphenation-ladder-count="no-limit" fo:text-indent="-0.635cm" style:auto-text-indent="false">
        <style:tab-stops>
          <style:tab-stop style:position="5.616cm"/>
          <style:tab-stop style:position="9.617cm"/>
          <style:tab-stop style:position="13.367cm"/>
        </style:tab-stops>
      </style:paragraph-properties>
      <style:text-properties fo:hyphenate="true"/>
    </style:style>
    <style:style style:name="Text_20_bubliny" style:display-name="Text bubliny" style:family="paragraph" style:parent-style-name="Normální">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Standardní_20_písmo_20_odstavce" style:display-name="Standardní písmo odstavce"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Zvýraznění" style:family="text">
      <style:text-properties fo:font-style="italic" style:font-style-asian="italic" style:font-style-complex="italic"/>
    </style:style>
    <style:style style:name="Text_20_bubliny_20_Char" style:display-name="Text bubliny Char" style:family="text" style:parent-style-name="Standardní_20_písmo_20_odstavce">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11.001cm" style:type="center"/>
          <style:tab-stop style:position="19.002cm" style:type="right"/>
        </style:tab-stops>
      </style:paragraph-properties>
    </style:style>
    <style:style style:name="MP2" style:family="paragraph" style:parent-style-name="Footer">
      <style:paragraph-properties>
        <style:tab-stops>
          <style:tab-stop style:position="4.763cm"/>
          <style:tab-stop style:position="8.89cm"/>
          <style:tab-stop style:position="13.018cm"/>
        </style:tab-stops>
      </style:paragraph-properties>
    </style:style>
    <style:style style:name="MT1" style:family="text">
      <style:text-properties style:language-asian="cs" style:country-asian="CZ"/>
    </style:style>
    <style:style style:name="MT2" style:family="text">
      <style:text-properties style:font-name-complex="Arial"/>
    </style:style>
    <style:style style:name="MT3" style:family="text">
      <style:text-properties style:font-name="Liberation Mono" fo:font-size="9.5pt" style:font-size-asian="9.5pt" style:font-name-complex="Arial" style:font-size-complex="9.5pt"/>
    </style:style>
    <style:style style:name="MT4" style:family="text">
      <style:text-properties style:font-name-asian="Liberation Sans" style:font-name-complex="Liberation Sans"/>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0.801cm" fo:margin-left="2.499cm" fo:margin-right="2.499cm" style:writing-mode="lr-tb" style:footnote-max-height="0cm">
        <style:footnote-sep style:width="0.018cm" style:line-style="solid" style:adjustment="left" style:rel-width="33%" style:color="#000000"/>
      </style:page-layout-properties>
      <style:header-style>
        <style:header-footer-properties fo:min-height="1.75cm" fo:margin-left="0cm" fo:margin-right="0cm" fo:margin-bottom="0cm" style:dynamic-spacing="true"/>
      </style:header-style>
      <style:footer-style>
        <style:header-footer-properties fo:min-height="1.8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Standardní_20_písmo_20_odstavce"><text:span text:style-name="MT1"><draw:frame draw:style-name="Mfr1" draw:name="Obrázek 3" text:anchor-type="as-char" svg:y="0cm" svg:width="4.731cm" style:rel-width="scale" svg:height="1.685cm" style:rel-height="scale" draw:z-index="1"><draw:image xlink:href="Pictures/1000020100000C470000045FC75A7338291D7D48.png" xlink:type="simple" xlink:show="embed" xlink:actuate="onLoad"/></draw:frame></text:span></text:span></text:p>
      </style:header>
      <style:footer>
        <text:p text:style-name="Footer"><text:span text:style-name="Standardní_20_písmo_20_odstavce"><text:span text:style-name="MT2">Česká pirátská strana • Řehořova 943/19, 130 00 Praha 3 <text:s/>• Doručovat do datové schránky </text:span></text:span><text:span text:style-name="Standardní_20_písmo_20_odstavce"><text:span text:style-name="MT3">b2i4r6j</text:span></text:span><text:span text:style-name="Standardní_20_písmo_20_odstavce"><text:span text:style-name="MT4"><text:line-break/></text:span></text:span><text:span text:style-name="Standardní_20_písmo_20_odstavce"><text:span text:style-name="MT2">Tel. +420 608 963 111 • Web </text:span></text:span><text:a xlink:type="simple" xlink:href="http://www.pirati.cz/" office:target-frame-name="_top" xlink:show="replace" text:style-name="Internet_20_link" text:visited-style-name="Visited_20_Internet_20_Link"><text:span text:style-name="Standardní_20_písmo_20_odstavce"><text:span text:style-name="MT2">http://www.pirati.cz</text:span></text:span></text:a><text:span text:style-name="Standardní_20_písmo_20_odstavce"><text:span text:style-name="MT2"> • E-mail </text:span></text:span><text:a xlink:type="simple" xlink:href="mailto:info@pirati.cz" office:target-frame-name="_top" xlink:show="replace" text:style-name="Internet_20_link" text:visited-style-name="Visited_20_Internet_20_Link"><text:span text:style-name="Standardní_20_písmo_20_odstavce"><text:span text:style-name="MT2">info@pirati.cz</text:span></text:span></text:a><text:span text:style-name="Standardní_20_písmo_20_odstavce"><text:span text:style-name="MT2"> • IČO 71339698</text:span></text:span></text:p>
        <text:p text:style-name="MP2">Transparentní účet 2100048174/2010<text:span text:style-name="Standardní_20_písmo_20_odstavce"><text:span text:style-name="MT2"><text:line-break/></text:span></text:span><text:span text:style-name="Standardní_20_písmo_20_odstavce"><text:span text:style-name="MT2"><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meta:initial-creator>Vladislav Tobias Esner</meta:initial-creator>
    <meta:creation-date>2014-08-30T21:03:00Z</meta:creation-date>
    <dc:date>2017-12-14T11:09:26.288511637</dc:date>
    <meta:print-date>2014-07-23T03:20:00Z</meta:print-date>
    <meta:editing-cycles>8</meta:editing-cycles>
    <meta:editing-duration>PT15H35M38S</meta:editing-duration>
    <meta:document-statistic meta:table-count="0" meta:image-count="1" meta:object-count="0" meta:page-count="2" meta:paragraph-count="44" meta:word-count="786" meta:character-count="5471" meta:non-whitespace-character-count="4712"/>
    <meta:user-defined meta:name="Informace 1"/>
    <meta:user-defined meta:name="Informace 2"/>
    <meta:user-defined meta:name="Informace 3"/>
    <meta:user-defined meta:name="Informace 4"/>
    <meta:template xlink:type="simple" xlink:actuate="onRequest" xlink:title="" xlink:href="../../../../../../../../Stažené/dohoda_o_ochrane_duvernych_informaci.odt/Normal"/>
  </office:meta>
</office:document-meta>
</file>